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fo:color="#800000" style:font-name="Monospace" fo:font-size="10pt" fo:font-weight="bold" style:font-size-asian="10pt" style:font-weight-asian="bold"/>
    </style:style>
    <style:style style:name="T2" style:family="text">
      <style:text-properties fo:color="#800000" style:font-name="Monospace" fo:font-size="10pt" fo:font-weight="bold" style:font-size-asian="10pt" style:font-weight-asian="bold"/>
    </style:style>
    <style:style style:name="T3" style:family="text">
      <style:text-properties fo:color="#000000" style:font-name="Monospace" fo:font-size="10pt" style:font-size-asian="10pt"/>
    </style:style>
    <style:style style:name="T4" style:family="text">
      <style:text-properties fo:color="#000000" style:font-name="Monospace" fo:font-size="10pt" style:font-size-asian="10pt"/>
    </style:style>
    <style:style style:name="T5" style:family="text">
      <style:text-properties fo:color="#000080" style:font-name="Monospace" fo:font-size="10pt" style:font-size-asian="10pt"/>
    </style:style>
    <style:style style:name="T6" style:family="text">
      <style:text-properties fo:color="#000080" style:font-name="Monospace" fo:font-size="10pt" style:font-size-asian="10pt"/>
    </style:style>
    <style:style style:name="T7" style:family="text">
      <style:text-properties fo:color="#000080" style:font-name="Monospace" fo:font-size="10pt" fo:font-weight="bold" style:font-size-asian="10pt" style:font-weight-asian="bold"/>
    </style:style>
    <style:style style:name="T8" style:family="text">
      <style:text-properties fo:color="#000080" style:font-name="Monospace" fo:font-size="10pt" fo:font-weight="bold" style:font-size-asian="10pt" style:font-weight-asian="bold"/>
    </style:style>
    <style:style style:name="T9" style:family="text">
      <style:text-properties fo:color="#0000ff" style:font-name="Monospace" fo:font-size="10pt" style:font-size-asian="10pt"/>
    </style:style>
    <style:style style:name="T10" style:family="text">
      <style:text-properties fo:color="#0000ff" style:font-name="Monospace" fo:font-size="10pt" style:font-size-asian="10pt"/>
    </style:style>
    <style:style style:name="T11" style:family="text">
      <style:text-properties fo:color="#ff0000" style:font-name="Monospace" fo:font-size="10pt" style:font-size-asian="10pt"/>
    </style:style>
    <style:style style:name="T12" style:family="text">
      <style:text-properties fo:color="#ff0000" style:font-name="Monospace" fo:font-size="10pt" style:font-size-asian="10pt"/>
    </style:style>
    <style:style style:name="T13" style:family="text">
      <style:text-properties fo:color="#008000" style:font-name="Monospace" fo:font-size="10pt" style:font-size-asian="10pt"/>
    </style:style>
    <style:style style:name="T14" style:family="text">
      <style:text-properties fo:color="#008000" style:font-name="Monospace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REATE</text:span><text:span text:style-name="T3"> </text:span><text:span text:style-name="T1">TABLE</text:span><text:span text:style-name="T3"> public.</text:span><text:span text:style-name="T5">"policy"</text:span><text:span text:style-name="T3"> (</text:span></text:p>
      <text:p text:style-name="P1"><text:span text:style-name="T3"><text:s text:c="4"/>policy_id serial </text:span><text:span text:style-name="T1">NOT</text:span><text:span text:style-name="T3"> </text:span><text:span text:style-name="T1">NULL</text:span><text:span text:style-name="T3">,</text:span></text:p>
      <text:p text:style-name="P1"><text:span text:style-name="T3"><text:tab/>policy_number </text:span><text:span text:style-name="T7">varchar</text:span><text:span text:style-name="T3">(</text:span><text:span text:style-name="T9">50</text:span><text:span text:style-name="T3">) </text:span><text:span text:style-name="T1">NOT</text:span><text:span text:style-name="T3"> </text:span><text:span text:style-name="T1">NULL</text:span><text:span text:style-name="T3">,</text:span></text:p>
      <text:p text:style-name="P1"><text:span text:style-name="T3"><text:tab/>policy_effct_date </text:span><text:span text:style-name="T7">timestamp</text:span><text:span text:style-name="T3"> </text:span><text:span text:style-name="T1">NOT</text:span><text:span text:style-name="T3"> </text:span><text:span text:style-name="T1">NULL</text:span><text:span text:style-name="T3">,</text:span></text:p>
      <text:p text:style-name="P1"><text:span text:style-name="T3"><text:tab/>policy_exp_date </text:span><text:span text:style-name="T7">timestamp</text:span><text:span text:style-name="T3"> </text:span><text:span text:style-name="T1">NOT</text:span><text:span text:style-name="T3"> </text:span><text:span text:style-name="T1">NULL</text:span><text:span text:style-name="T3">,</text:span></text:p>
      <text:p text:style-name="P1"><text:span text:style-name="T3"><text:tab/>payment_option </text:span><text:span text:style-name="T7">varchar</text:span><text:span text:style-name="T3">(</text:span><text:span text:style-name="T9">50</text:span><text:span text:style-name="T3">) </text:span><text:span text:style-name="T1">NOT</text:span><text:span text:style-name="T3"> </text:span><text:span text:style-name="T1">NULL</text:span><text:span text:style-name="T3">,</text:span></text:p>
      <text:p text:style-name="P1"><text:span text:style-name="T3"><text:tab/>total_amount </text:span><text:span text:style-name="T7">varchar</text:span><text:span text:style-name="T3">(</text:span><text:span text:style-name="T9">20</text:span><text:span text:style-name="T3">) </text:span><text:span text:style-name="T1">NOT</text:span><text:span text:style-name="T3"> </text:span><text:span text:style-name="T1">NULL</text:span><text:span text:style-name="T3">,</text:span></text:p>
      <text:p text:style-name="P1"><text:span text:style-name="T3"><text:tab/>active </text:span><text:span text:style-name="T7">bool</text:span><text:span text:style-name="T3"> </text:span><text:span text:style-name="T1">not</text:span><text:span text:style-name="T3"> </text:span><text:span text:style-name="T1">null</text:span><text:span text:style-name="T3">,</text:span></text:p>
      <text:p text:style-name="P1"><text:span text:style-name="T3"><text:tab/></text:span><text:span text:style-name="T1">CONSTRAINT</text:span><text:span text:style-name="T3"> policy_id_pk </text:span><text:span text:style-name="T1">PRIMARY</text:span><text:span text:style-name="T3"> </text:span><text:span text:style-name="T1">KEY</text:span><text:span text:style-name="T3"> (policy_id),</text:span></text:p>
      <text:p text:style-name="P1"><text:span text:style-name="T3"><text:tab/></text:span><text:span text:style-name="T1">CONSTRAINT</text:span><text:span text:style-name="T3"> number_uk </text:span><text:span text:style-name="T1">UNIQUE</text:span><text:span text:style-name="T3"> (policy_number)</text:span></text:p>
      <text:p text:style-name="P1"><text:span text:style-name="T3">)</text:span><text:span text:style-name="T11">;</text:span></text:p>
      <text:p text:style-name="P1"><text:span text:style-name="T1">INSERT</text:span><text:span text:style-name="T3"> </text:span><text:span text:style-name="T1">INTO</text:span><text:span text:style-name="T3"> public.</text:span><text:span text:style-name="T5">"policy"</text:span><text:span text:style-name="T3"> (policy_number, policy_effct_date, policy_exp_date, payment_option, total_amount, active) </text:span></text:p>
      <text:p text:style-name="P1"><text:span text:style-name="T3"><text:s text:c="23"/></text:span><text:span text:style-name="T1">VALUES</text:span><text:span text:style-name="T3">(</text:span><text:span text:style-name="T13">'0000001'</text:span><text:span text:style-name="T3">, </text:span><text:span text:style-name="T13">'02/02/20'</text:span><text:span text:style-name="T3">, </text:span><text:span text:style-name="T13">'01/01/21'</text:span><text:span text:style-name="T3">, </text:span><text:span text:style-name="T13">'by_card'</text:span><text:span text:style-name="T3">, </text:span><text:span text:style-name="T13">'330'</text:span><text:span text:style-name="T3">, </text:span><text:span text:style-name="T1">true</text:span><text:span text:style-name="T3">)</text:span><text:span text:style-name="T11">;</text:span></text:p>
      <text:p text:style-name="P1"><text:span text:style-name="T1">INSERT</text:span><text:span text:style-name="T3"> </text:span><text:span text:style-name="T1">INTO</text:span><text:span text:style-name="T3"> public.</text:span><text:span text:style-name="T5">"policy"</text:span><text:span text:style-name="T3"> (policy_number, policy_effct_date, policy_exp_date, payment_option, total_amount, active) </text:span></text:p>
      <text:p text:style-name="P1"><text:span text:style-name="T3"><text:s text:c="23"/></text:span><text:span text:style-name="T1">VALUES</text:span><text:span text:style-name="T3">(</text:span><text:span text:style-name="T13">'0000002'</text:span><text:span text:style-name="T3">, </text:span><text:span text:style-name="T13">'03/03/20'</text:span><text:span text:style-name="T3">, </text:span><text:span text:style-name="T13">'02/02/21'</text:span><text:span text:style-name="T3">, </text:span><text:span text:style-name="T13">'by_cash'</text:span><text:span text:style-name="T3">, </text:span><text:span text:style-name="T13">'330'</text:span><text:span text:style-name="T3">, </text:span><text:span text:style-name="T1">false</text:span><text:span text:style-name="T3">)</text:span><text:span text:style-name="T11">;</text:span></text:p>
      <text:p text:style-name="P1"><text:span text:style-name="T3"><text:s text:c="22"/></text:span></text:p>
      <text:p text:style-name="P1"><text:span text:style-name="T3"><text:s text:c="3"/></text:span></text:p>
      <text:p text:style-name="P1"><text:span text:style-name="T3"><text:s text:c="22"/></text:span></text:p>
      <text:p text:style-name="P1"><text:span text:style-name="T3"><text:s text:c="22"/></text:span></text:p>
      <text:p text:style-name="P1"><text:span text:style-name="T1">CREATE</text:span><text:span text:style-name="T3"> </text:span><text:span text:style-name="T1">TABLE</text:span><text:span text:style-name="T3"> public.policyedit (</text:span></text:p>
      <text:p text:style-name="P1"><text:span text:style-name="T3">policyedit_id serial </text:span><text:span text:style-name="T1">not</text:span><text:span text:style-name="T3"> </text:span><text:span text:style-name="T1">null</text:span><text:span text:style-name="T3">,</text:span></text:p>
      <text:p text:style-name="P1"><text:span text:style-name="T3">policy_id serial </text:span><text:span text:style-name="T1">not</text:span><text:span text:style-name="T3"> </text:span><text:span text:style-name="T1">null</text:span><text:span text:style-name="T3">,</text:span></text:p>
      <text:p text:style-name="P1"><text:span text:style-name="T3">edittable_name </text:span><text:span text:style-name="T7">varchar</text:span><text:span text:style-name="T3">(</text:span><text:span text:style-name="T9">50</text:span><text:span text:style-name="T3">) </text:span><text:span text:style-name="T1">not</text:span><text:span text:style-name="T3"> </text:span><text:span text:style-name="T1">null</text:span><text:span text:style-name="T3">,</text:span></text:p>
      <text:p text:style-name="P1"><text:span text:style-name="T3">edit_date </text:span><text:span text:style-name="T7">timestamp</text:span><text:span text:style-name="T3"> </text:span><text:span text:style-name="T1">not</text:span><text:span text:style-name="T3"> </text:span><text:span text:style-name="T1">null</text:span><text:span text:style-name="T3">,</text:span></text:p>
      <text:p text:style-name="P1"><text:span text:style-name="T3">edit_by </text:span><text:span text:style-name="T7">varchar</text:span><text:span text:style-name="T3"> (</text:span><text:span text:style-name="T9">50</text:span><text:span text:style-name="T3">) </text:span><text:span text:style-name="T1">not</text:span><text:span text:style-name="T3"> </text:span><text:span text:style-name="T1">null</text:span><text:span text:style-name="T3">,</text:span></text:p>
      <text:p text:style-name="P1"><text:span text:style-name="T1">CONSTRAINT</text:span><text:span text:style-name="T3"> policyedit_id_pk </text:span><text:span text:style-name="T1">PRIMARY</text:span><text:span text:style-name="T3"> </text:span><text:span text:style-name="T1">KEY</text:span><text:span text:style-name="T3"> (policyedit_id),</text:span></text:p>
      <text:p text:style-name="P1"><text:span text:style-name="T1">CONSTRAINT</text:span><text:span text:style-name="T3"> policy_id_FK </text:span><text:span text:style-name="T1">FOREIGN</text:span><text:span text:style-name="T3"> </text:span><text:span text:style-name="T1">KEY</text:span><text:span text:style-name="T3"> (</text:span><text:span text:style-name="T5">"policy_id"</text:span><text:span text:style-name="T3">) </text:span><text:span text:style-name="T1">REFERENCES</text:span><text:span text:style-name="T3"> </text:span><text:span text:style-name="T5">"policy"</text:span><text:span text:style-name="T3">(</text:span><text:span text:style-name="T5">"policy_id"</text:span><text:span text:style-name="T3">)</text:span></text:p>
      <text:p text:style-name="P1"><text:span text:style-name="T3">)</text:span><text:span text:style-name="T11">;</text:span></text:p>
      <text:p text:style-name="P2"/>
      <text:p text:style-name="P1"><text:span text:style-name="T1">INSERT</text:span><text:span text:style-name="T3"> </text:span><text:span text:style-name="T1">INTO</text:span><text:span text:style-name="T3"> public.policyedit (edittable_name, edit_date, edit_by) </text:span><text:span text:style-name="T1">VALUES</text:span><text:span text:style-name="T3">(</text:span><text:span text:style-name="T13">'jeevan_raksha'</text:span><text:span text:style-name="T3">, </text:span><text:span text:style-name="T13">'02/01/20'</text:span><text:span text:style-name="T3">, </text:span><text:span text:style-name="T13">'staff'</text:span><text:span text:style-name="T3">)</text:span><text:span text:style-name="T11">;</text:span></text:p>
      <text:p text:style-name="P1"><text:span text:style-name="T1">INSERT</text:span><text:span text:style-name="T3"> </text:span><text:span text:style-name="T1">INTO</text:span><text:span text:style-name="T3"> public.policyedit (edittable_name, edit_date, edit_by) </text:span><text:span text:style-name="T1">VALUES</text:span><text:span text:style-name="T3">(</text:span><text:span text:style-name="T13">'fullcover'</text:span><text:span text:style-name="T3">, </text:span><text:span text:style-name="T13">'21/04/21'</text:span><text:span text:style-name="T3">, </text:span><text:span text:style-name="T13">'staff'</text:span><text:span text:style-name="T3">)</text:span><text:span text:style-name="T11">;</text:span></text:p>
      <text:p text:style-name="P1"><text:span text:style-name="T3"><text:s/></text:span></text:p>
      <text:p text:style-name="P2"/>
      <text:p text:style-name="P2"/>
      <text:p text:style-name="P2"/>
      <text:p text:style-name="P1"><text:span text:style-name="T1">CREATE</text:span><text:span text:style-name="T3"> </text:span><text:span text:style-name="T1">TABLE</text:span><text:span text:style-name="T3"> public.bill (</text:span></text:p>
      <text:p text:style-name="P1"><text:span text:style-name="T3">bill_id serial </text:span><text:span text:style-name="T1">not</text:span><text:span text:style-name="T3"> </text:span><text:span text:style-name="T1">null</text:span><text:span text:style-name="T3">,</text:span></text:p>
      <text:p text:style-name="P1"><text:span text:style-name="T3">policy_id serial </text:span><text:span text:style-name="T1">not</text:span><text:span text:style-name="T3"> </text:span><text:span text:style-name="T1">null</text:span><text:span text:style-name="T3">,</text:span></text:p>
      <text:p text:style-name="P1"><text:span text:style-name="T3">due_date </text:span><text:span text:style-name="T7">timestamp</text:span><text:span text:style-name="T3"> </text:span><text:span text:style-name="T1">not</text:span><text:span text:style-name="T3"> </text:span><text:span text:style-name="T1">null</text:span><text:span text:style-name="T3">,</text:span></text:p>
      <text:p text:style-name="P1"><text:span text:style-name="T3">minimum_payamount </text:span><text:span text:style-name="T7">varchar</text:span><text:span text:style-name="T3">(</text:span><text:span text:style-name="T9">50</text:span><text:span text:style-name="T3">) </text:span><text:span text:style-name="T1">not</text:span><text:span text:style-name="T3"> </text:span><text:span text:style-name="T1">null</text:span><text:span text:style-name="T3">,</text:span></text:p>
      <text:p text:style-name="P1"><text:span text:style-name="T3">created_date </text:span><text:span text:style-name="T7">timestamp</text:span><text:span text:style-name="T3"> </text:span><text:span text:style-name="T1">not</text:span><text:span text:style-name="T3"> </text:span><text:span text:style-name="T1">null</text:span><text:span text:style-name="T3">,</text:span></text:p>
      <text:p text:style-name="P1"><text:span text:style-name="T3">balance </text:span><text:span text:style-name="T7">varchar</text:span><text:span text:style-name="T3">(</text:span><text:span text:style-name="T9">50</text:span><text:span text:style-name="T3">) </text:span><text:span text:style-name="T1">not</text:span><text:span text:style-name="T3"> </text:span><text:span text:style-name="T1">null</text:span><text:span text:style-name="T3"> ,</text:span></text:p>
      <text:p text:style-name="P1"><text:span text:style-name="T3">status </text:span><text:span text:style-name="T7">varchar</text:span><text:span text:style-name="T3">(</text:span><text:span text:style-name="T9">15</text:span><text:span text:style-name="T3">) </text:span><text:span text:style-name="T1">not</text:span><text:span text:style-name="T3"> </text:span><text:span text:style-name="T1">null</text:span><text:span text:style-name="T3">,</text:span></text:p>
      <text:p text:style-name="P1"><text:span text:style-name="T1">CONSTRAINT</text:span><text:span text:style-name="T3"> bill_id_pk </text:span><text:span text:style-name="T1">PRIMARY</text:span><text:span text:style-name="T3"> </text:span><text:span text:style-name="T1">KEY</text:span><text:span text:style-name="T3"> (bill_id),</text:span></text:p>
      <text:p text:style-name="P1"><text:span text:style-name="T1">CONSTRAINT</text:span><text:span text:style-name="T3"> policy_id_FK </text:span><text:span text:style-name="T1">FOREIGN</text:span><text:span text:style-name="T3"> </text:span><text:span text:style-name="T1">KEY</text:span><text:span text:style-name="T3"> (</text:span><text:span text:style-name="T5">"policy_id"</text:span><text:span text:style-name="T3">) </text:span><text:span text:style-name="T1">REFERENCES</text:span><text:span text:style-name="T3"> </text:span><text:span text:style-name="T5">"policy"</text:span><text:span text:style-name="T3">(</text:span><text:span text:style-name="T5">"policy_id"</text:span><text:span text:style-name="T3">)</text:span></text:p>
      <text:p text:style-name="P2"/>
      <text:p text:style-name="P1"><text:span text:style-name="T3">)</text:span><text:span text:style-name="T11">;</text:span></text:p>
      <text:p text:style-name="P1"><text:span text:style-name="T1">select</text:span><text:span text:style-name="T3"> * </text:span><text:span text:style-name="T1">from</text:span><text:span text:style-name="T3"> bill</text:span><text:span text:style-name="T11">;</text:span></text:p>
      <text:p text:style-name="P1"><text:span text:style-name="T1">INSERT</text:span><text:span text:style-name="T3"> </text:span><text:span text:style-name="T1">INTO</text:span><text:span text:style-name="T3"> public.bill (due_date, minimum_payamount, created_date, balance, status) </text:span></text:p>
      <text:p text:style-name="P1"><text:span text:style-name="T3"><text:s text:c="23"/></text:span><text:span text:style-name="T1">VALUES</text:span><text:span text:style-name="T3">(</text:span><text:span text:style-name="T13">'12/10/22'</text:span><text:span text:style-name="T3">, </text:span><text:span text:style-name="T13">'150'</text:span><text:span text:style-name="T3">, </text:span><text:span text:style-name="T13">'12/10/20'</text:span><text:span text:style-name="T3">, </text:span><text:span text:style-name="T13">'330'</text:span><text:span text:style-name="T3">, </text:span><text:span text:style-name="T13">'paid'</text:span><text:span text:style-name="T3">)</text:span><text:span text:style-name="T11">;</text:span></text:p>
      <text:p text:style-name="P1"><text:span text:style-name="T1">INSERT</text:span><text:span text:style-name="T3"> </text:span><text:span text:style-name="T1">INTO</text:span><text:span text:style-name="T3"> public.bill (due_date, minimum_payamount, created_date, balance, status) </text:span></text:p>
      <text:p text:style-name="P1"><text:span text:style-name="T3"><text:s text:c="23"/></text:span><text:span text:style-name="T1">VALUES</text:span><text:span text:style-name="T3">(</text:span><text:span text:style-name="T13">'14/10/22'</text:span><text:span text:style-name="T3">, </text:span><text:span text:style-name="T13">'150'</text:span><text:span text:style-name="T3">, </text:span><text:span text:style-name="T13">'14/10/20'</text:span><text:span text:style-name="T3">, </text:span><text:span text:style-name="T13">'330'</text:span><text:span text:style-name="T3">, </text:span><text:span text:style-name="T13">'unpaid'</text:span><text:span text:style-name="T3">)</text:span><text:span text:style-name="T11">;</text:span></text:p>
      <text:p text:style-name="P1"><text:soft-page-break/><text:span text:style-name="T3"><text:s text:c="21"/></text:span></text:p>
      <text:p text:style-name="P1"><text:span text:style-name="T3"><text:s text:c="22"/></text:span></text:p>
      <text:p text:style-name="P1"><text:span text:style-name="T1">CREATE</text:span><text:span text:style-name="T3"> </text:span><text:span text:style-name="T1">TABLE</text:span><text:span text:style-name="T3"> public.payment (</text:span></text:p>
      <text:p text:style-name="P1"><text:span text:style-name="T3">payment_id serial </text:span><text:span text:style-name="T1">not</text:span><text:span text:style-name="T3"> </text:span><text:span text:style-name="T1">null</text:span><text:span text:style-name="T3">,</text:span></text:p>
      <text:p text:style-name="P1"><text:span text:style-name="T3">bill_id serial </text:span><text:span text:style-name="T1">not</text:span><text:span text:style-name="T3"> </text:span><text:span text:style-name="T1">null</text:span><text:span text:style-name="T3">,</text:span></text:p>
      <text:p text:style-name="P1"><text:span text:style-name="T3">paid_date </text:span><text:span text:style-name="T7">timestamp</text:span><text:span text:style-name="T3"> </text:span><text:span text:style-name="T1">not</text:span><text:span text:style-name="T3"> </text:span><text:span text:style-name="T1">null</text:span><text:span text:style-name="T3">,</text:span></text:p>
      <text:p text:style-name="P1"><text:span text:style-name="T3">amount </text:span><text:span text:style-name="T7">varchar</text:span><text:span text:style-name="T3">(</text:span><text:span text:style-name="T9">10</text:span><text:span text:style-name="T3">) </text:span><text:span text:style-name="T1">not</text:span><text:span text:style-name="T3"> </text:span><text:span text:style-name="T1">null</text:span><text:span text:style-name="T3">,</text:span></text:p>
      <text:p text:style-name="P1"><text:span text:style-name="T3">payer_first_name </text:span><text:span text:style-name="T7">varchar</text:span><text:span text:style-name="T3">(</text:span><text:span text:style-name="T9">50</text:span><text:span text:style-name="T3">) </text:span><text:span text:style-name="T1">not</text:span><text:span text:style-name="T3"> </text:span><text:span text:style-name="T1">null</text:span><text:span text:style-name="T3">,</text:span></text:p>
      <text:p text:style-name="P1"><text:span text:style-name="T3">payer_last_name </text:span><text:span text:style-name="T7">varchar</text:span><text:span text:style-name="T3">(</text:span><text:span text:style-name="T9">50</text:span><text:span text:style-name="T3">) </text:span><text:span text:style-name="T1">not</text:span><text:span text:style-name="T3"> </text:span><text:span text:style-name="T1">null</text:span><text:span text:style-name="T3">,</text:span></text:p>
      <text:p text:style-name="P1"><text:span text:style-name="T3">card_name </text:span><text:span text:style-name="T7">varchar</text:span><text:span text:style-name="T3">(</text:span><text:span text:style-name="T9">50</text:span><text:span text:style-name="T3">) </text:span><text:span text:style-name="T1">not</text:span><text:span text:style-name="T3"> </text:span><text:span text:style-name="T1">null</text:span><text:span text:style-name="T3">,</text:span></text:p>
      <text:p text:style-name="P1"><text:span text:style-name="T3">bank_name </text:span><text:span text:style-name="T7">varchar</text:span><text:span text:style-name="T3">(</text:span><text:span text:style-name="T9">50</text:span><text:span text:style-name="T3">) </text:span><text:span text:style-name="T1">not</text:span><text:span text:style-name="T3"> </text:span><text:span text:style-name="T1">null</text:span><text:span text:style-name="T3">,</text:span></text:p>
      <text:p text:style-name="P1"><text:span text:style-name="T3">bankac_number </text:span><text:span text:style-name="T7">varchar</text:span><text:span text:style-name="T3">(</text:span><text:span text:style-name="T9">50</text:span><text:span text:style-name="T3">) </text:span><text:span text:style-name="T1">not</text:span><text:span text:style-name="T3"> </text:span><text:span text:style-name="T1">null</text:span><text:span text:style-name="T3">,</text:span></text:p>
      <text:p text:style-name="P1"><text:span text:style-name="T1">CONSTRAINT</text:span><text:span text:style-name="T3"> payment_id_pk </text:span><text:span text:style-name="T1">PRIMARY</text:span><text:span text:style-name="T3"> </text:span><text:span text:style-name="T1">KEY</text:span><text:span text:style-name="T3"> (payment_id),</text:span></text:p>
      <text:p text:style-name="P1"><text:span text:style-name="T1">CONSTRAINT</text:span><text:span text:style-name="T3"> bill_id_FK </text:span><text:span text:style-name="T1">FOREIGN</text:span><text:span text:style-name="T3"> </text:span><text:span text:style-name="T1">KEY</text:span><text:span text:style-name="T3"> (</text:span><text:span text:style-name="T5">"bill_id"</text:span><text:span text:style-name="T3">) </text:span><text:span text:style-name="T1">REFERENCES</text:span><text:span text:style-name="T3"> </text:span><text:span text:style-name="T5">"bill"</text:span><text:span text:style-name="T3">(</text:span><text:span text:style-name="T5">"bill_id"</text:span><text:span text:style-name="T3">),</text:span></text:p>
      <text:p text:style-name="P1"><text:span text:style-name="T1">CONSTRAINT</text:span><text:span text:style-name="T3"> name_uk </text:span><text:span text:style-name="T1">UNIQUE</text:span><text:span text:style-name="T3"> (payer_first_name, payer_last_name)</text:span></text:p>
      <text:p text:style-name="P2"/>
      <text:p text:style-name="P1"><text:span text:style-name="T3">)</text:span><text:span text:style-name="T11">;</text:span></text:p>
      <text:p text:style-name="P1"><text:span text:style-name="T3"><text:s/></text:span></text:p>
      <text:p text:style-name="P2"/>
      <text:p text:style-name="P1"><text:span text:style-name="T1">INSERT</text:span><text:span text:style-name="T3"> </text:span><text:span text:style-name="T1">INTO</text:span><text:span text:style-name="T3"> public.payment (paid_date, amount, payer_first_name, payer_last_name, card_name, bank_name, bankac_number) </text:span></text:p>
      <text:p text:style-name="P1"><text:span text:style-name="T3"><text:s text:c="21"/></text:span><text:span text:style-name="T1">VALUES</text:span><text:span text:style-name="T3">(</text:span><text:span text:style-name="T13">'12/10/21'</text:span><text:span text:style-name="T3">, </text:span><text:span text:style-name="T13">'330'</text:span><text:span text:style-name="T3">, </text:span><text:span text:style-name="T13">'meenu'</text:span><text:span text:style-name="T3">, </text:span><text:span text:style-name="T13">'pinju'</text:span><text:span text:style-name="T3">, </text:span><text:span text:style-name="T13">'meenupinju'</text:span><text:span text:style-name="T3">, </text:span><text:span text:style-name="T13">'bank of baroda'</text:span><text:span text:style-name="T3">, </text:span><text:span text:style-name="T13">'150000101'</text:span><text:span text:style-name="T3">)</text:span><text:span text:style-name="T11">;</text:span></text:p>
      <text:p text:style-name="P1"><text:span text:style-name="T1">INSERT</text:span><text:span text:style-name="T3"> </text:span><text:span text:style-name="T1">INTO</text:span><text:span text:style-name="T3"> public.payment (paid_date, amount, payer_first_name, payer_last_name, card_name, bank_name, bankac_number) </text:span></text:p>
      <text:p text:style-name="P1"><text:span text:style-name="T3"><text:s text:c="21"/></text:span><text:span text:style-name="T1">VALUES</text:span><text:span text:style-name="T3">(</text:span><text:span text:style-name="T13">'13/10/21'</text:span><text:span text:style-name="T3">, </text:span><text:span text:style-name="T13">'330'</text:span><text:span text:style-name="T3">, </text:span><text:span text:style-name="T13">'vinu'</text:span><text:span text:style-name="T3">, </text:span><text:span text:style-name="T13">'vincent'</text:span><text:span text:style-name="T3">, </text:span><text:span text:style-name="T13">'vinuvincent'</text:span><text:span text:style-name="T3">, </text:span><text:span text:style-name="T13">'state bank of india'</text:span><text:span text:style-name="T3">, </text:span><text:span text:style-name="T13">'150000102'</text:span><text:span text:style-name="T3">)</text:span><text:span text:style-name="T11">;</text:span><text:span text:style-name="T3"> <text:s text:c="21"/></text:span></text:p>
      <text:p text:style-name="P1"><text:span text:style-name="T3"><text:s/></text:span></text:p>
      <text:p text:style-name="P2"/>
      <text:p text:style-name="P1"><text:span text:style-name="T3"><text:s text:c="20"/></text:span></text:p>
      <text:p text:style-name="P1"><text:span text:style-name="T3"><text:s/></text:span><text:span text:style-name="T1">CREATE</text:span><text:span text:style-name="T3"> </text:span><text:span text:style-name="T1">TABLE</text:span><text:span text:style-name="T3"> public.driver (</text:span></text:p>
      <text:p text:style-name="P1"><text:span text:style-name="T3"><text:s/>driver_id serial </text:span><text:span text:style-name="T1">not</text:span><text:span text:style-name="T3"> </text:span><text:span text:style-name="T1">null</text:span><text:span text:style-name="T3">,</text:span></text:p>
      <text:p text:style-name="P1"><text:span text:style-name="T3"><text:s/>policy_id serial </text:span><text:span text:style-name="T1">not</text:span><text:span text:style-name="T3"> </text:span><text:span text:style-name="T1">null</text:span><text:span text:style-name="T3">,</text:span></text:p>
      <text:p text:style-name="P1"><text:span text:style-name="T3"><text:s/>driver_first_name </text:span><text:span text:style-name="T7">varchar</text:span><text:span text:style-name="T3">(</text:span><text:span text:style-name="T9">50</text:span><text:span text:style-name="T3">) </text:span><text:span text:style-name="T1">not</text:span><text:span text:style-name="T3"> </text:span><text:span text:style-name="T1">null</text:span><text:span text:style-name="T3">,</text:span></text:p>
      <text:p text:style-name="P1"><text:span text:style-name="T3"><text:s/>driver_last_name </text:span><text:span text:style-name="T7">varchar</text:span><text:span text:style-name="T3">(</text:span><text:span text:style-name="T9">50</text:span><text:span text:style-name="T3">) </text:span><text:span text:style-name="T1">not</text:span><text:span text:style-name="T3"> </text:span><text:span text:style-name="T1">null</text:span><text:span text:style-name="T3">,</text:span></text:p>
      <text:p text:style-name="P1"><text:span text:style-name="T3"><text:s/>DOB </text:span><text:span text:style-name="T7">timestamp</text:span><text:span text:style-name="T3"> </text:span><text:span text:style-name="T1">not</text:span><text:span text:style-name="T3"> </text:span><text:span text:style-name="T1">null</text:span><text:span text:style-name="T3">,</text:span></text:p>
      <text:p text:style-name="P1"><text:span text:style-name="T3"><text:s/>driver_phone_number </text:span><text:span text:style-name="T7">varchar</text:span><text:span text:style-name="T3">(</text:span><text:span text:style-name="T9">15</text:span><text:span text:style-name="T3">) </text:span><text:span text:style-name="T1">not</text:span><text:span text:style-name="T3"> </text:span><text:span text:style-name="T1">null</text:span><text:span text:style-name="T3">,</text:span></text:p>
      <text:p text:style-name="P1"><text:span text:style-name="T3"><text:s/>lice_issues_date </text:span><text:span text:style-name="T7">timestamp</text:span><text:span text:style-name="T3"> </text:span><text:span text:style-name="T1">not</text:span><text:span text:style-name="T3"> </text:span><text:span text:style-name="T1">null</text:span><text:span text:style-name="T3">,</text:span></text:p>
      <text:p text:style-name="P1"><text:span text:style-name="T3"><text:s/>lice_due_date </text:span><text:span text:style-name="T7">timestamp</text:span><text:span text:style-name="T3"> </text:span><text:span text:style-name="T1">not</text:span><text:span text:style-name="T3"> </text:span><text:span text:style-name="T1">null</text:span><text:span text:style-name="T3">,</text:span></text:p>
      <text:p text:style-name="P1"><text:span text:style-name="T3"><text:s/>lice_number </text:span><text:span text:style-name="T7">varchar</text:span><text:span text:style-name="T3">(</text:span><text:span text:style-name="T9">50</text:span><text:span text:style-name="T3">) </text:span><text:span text:style-name="T1">not</text:span><text:span text:style-name="T3"> </text:span><text:span text:style-name="T1">null</text:span><text:span text:style-name="T3">,</text:span></text:p>
      <text:p text:style-name="P1"><text:span text:style-name="T3"><text:s/></text:span><text:span text:style-name="T1">CONSTRAINT</text:span><text:span text:style-name="T3"> driver_id_pk </text:span><text:span text:style-name="T1">PRIMARY</text:span><text:span text:style-name="T3"> </text:span><text:span text:style-name="T1">KEY</text:span><text:span text:style-name="T3"> (driver_id),</text:span></text:p>
      <text:p text:style-name="P1"><text:span text:style-name="T3"><text:s/></text:span><text:span text:style-name="T1">CONSTRAINT</text:span><text:span text:style-name="T3"> policy_id_FK </text:span><text:span text:style-name="T1">FOREIGN</text:span><text:span text:style-name="T3"> </text:span><text:span text:style-name="T1">KEY</text:span><text:span text:style-name="T3"> (</text:span><text:span text:style-name="T5">"policy_id"</text:span><text:span text:style-name="T3">) </text:span><text:span text:style-name="T1">REFERENCES</text:span><text:span text:style-name="T3"> </text:span><text:span text:style-name="T5">"policy"</text:span><text:span text:style-name="T3">(</text:span><text:span text:style-name="T5">"policy_id"</text:span><text:span text:style-name="T3">),</text:span></text:p>
      <text:p text:style-name="P1"><text:span text:style-name="T3"><text:s/></text:span><text:span text:style-name="T1">CONSTRAINT</text:span><text:span text:style-name="T3"> number_name_uk </text:span><text:span text:style-name="T1">UNIQUE</text:span><text:span text:style-name="T3"> (driver_first_name, driver_last_name)</text:span></text:p>
      <text:p text:style-name="P2"/>
      <text:p text:style-name="P1"><text:span text:style-name="T3">)</text:span><text:span text:style-name="T11">;</text:span></text:p>
      <text:p text:style-name="P2"/>
      <text:p text:style-name="P1"><text:span text:style-name="T1">INSERT</text:span><text:span text:style-name="T3"> </text:span><text:span text:style-name="T1">INTO</text:span><text:span text:style-name="T3"> public.driver (driver_first_name, driver_last_name, dob, driver_phone_number, lice_issues_date, lice_due_date, lice_number) </text:span></text:p>
      <text:p text:style-name="P1"><text:span text:style-name="T3"><text:s text:c="22"/></text:span><text:span text:style-name="T1">VALUES</text:span><text:span text:style-name="T3">(</text:span><text:span text:style-name="T13">'vasu'</text:span><text:span text:style-name="T3">, </text:span><text:span text:style-name="T13">'devan'</text:span><text:span text:style-name="T3">, </text:span><text:span text:style-name="T13">'12/12/1969'</text:span><text:span text:style-name="T3">, </text:span><text:span text:style-name="T13">'1478952369'</text:span><text:span text:style-name="T3">, </text:span><text:span text:style-name="T13">'12/12/1989'</text:span><text:span text:style-name="T3">, </text:span><text:span text:style-name="T13">'12/12/2010'</text:span><text:span text:style-name="T3">, </text:span><text:span text:style-name="T13">'89/45789214'</text:span><text:span text:style-name="T3">)</text:span><text:span text:style-name="T11">;</text:span></text:p>
      <text:p text:style-name="P1"><text:span text:style-name="T1">INSERT</text:span><text:span text:style-name="T3"> </text:span><text:span text:style-name="T1">INTO</text:span><text:span text:style-name="T3"> public.driver (driver_first_name, driver_last_name, dob, driver_phone_number, lice_issues_date, lice_due_date, lice_number) </text:span></text:p>
      <text:p text:style-name="P1"><text:span text:style-name="T3"><text:s text:c="22"/></text:span><text:span text:style-name="T1">VALUES</text:span><text:span text:style-name="T3">(</text:span><text:span text:style-name="T13">'kannan'</text:span><text:span text:style-name="T3">, </text:span><text:span text:style-name="T13">'devan'</text:span><text:span text:style-name="T3">, </text:span><text:span text:style-name="T13">'11/11/1968'</text:span><text:span text:style-name="T3">, </text:span><text:span text:style-name="T13">'9874561236'</text:span><text:span text:style-name="T3">, </text:span><text:span text:style-name="T13">'11/11/1988'</text:span><text:span text:style-name="T3">, </text:span><text:span text:style-name="T13">'11/11/2009'</text:span><text:span text:style-name="T3">, </text:span><text:span text:style-name="T13">'88/65874921'</text:span><text:span text:style-name="T3">)</text:span><text:span text:style-name="T11">;</text:span><text:span text:style-name="T3"> </text:span></text:p>
      <text:p text:style-name="P1"><text:span text:style-name="T3"><text:s text:c="2"/></text:span></text:p>
      <text:p text:style-name="P1"><text:span text:style-name="T3"><text:s text:c="21"/>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CREATE</text:span><text:span text:style-name="T3"> </text:span><text:span text:style-name="T1">TABLE</text:span><text:span text:style-name="T3"> public.driver_address (</text:span></text:p>
      <text:p text:style-name="P1"><text:span text:style-name="T3">driver_address_id serial </text:span><text:span text:style-name="T1">not</text:span><text:span text:style-name="T3"> </text:span><text:span text:style-name="T1">null</text:span><text:span text:style-name="T3">,</text:span></text:p>
      <text:p text:style-name="P1"><text:span text:style-name="T3">driver_id serial </text:span><text:span text:style-name="T1">not</text:span><text:span text:style-name="T3"> </text:span><text:span text:style-name="T1">null</text:span><text:span text:style-name="T3">,</text:span></text:p>
      <text:p text:style-name="P1"><text:span text:style-name="T3">address </text:span><text:span text:style-name="T7">varchar</text:span><text:span text:style-name="T3">(</text:span><text:span text:style-name="T9">60</text:span><text:span text:style-name="T3">) </text:span><text:span text:style-name="T1">not</text:span><text:span text:style-name="T3"> </text:span><text:span text:style-name="T1">null</text:span><text:span text:style-name="T3">,</text:span></text:p>
      <text:p text:style-name="P1"><text:span text:style-name="T3">city </text:span><text:span text:style-name="T7">varchar</text:span><text:span text:style-name="T3">(</text:span><text:span text:style-name="T9">50</text:span><text:span text:style-name="T3">) </text:span><text:span text:style-name="T1">not</text:span><text:span text:style-name="T3"> </text:span><text:span text:style-name="T1">null</text:span><text:span text:style-name="T3">,</text:span></text:p>
      <text:p text:style-name="P1"><text:span text:style-name="T3">state </text:span><text:span text:style-name="T7">varchar</text:span><text:span text:style-name="T3">(</text:span><text:span text:style-name="T9">50</text:span><text:span text:style-name="T3">) </text:span><text:span text:style-name="T1">not</text:span><text:span text:style-name="T3"> </text:span><text:span text:style-name="T1">null</text:span><text:span text:style-name="T3">,</text:span></text:p>
      <text:p text:style-name="P1"><text:span text:style-name="T3">phno_number </text:span><text:span text:style-name="T7">varchar</text:span><text:span text:style-name="T3">(</text:span><text:span text:style-name="T9">520</text:span><text:span text:style-name="T3">) </text:span><text:span text:style-name="T1">not</text:span><text:span text:style-name="T3"> </text:span><text:span text:style-name="T1">null</text:span><text:span text:style-name="T3">,</text:span></text:p>
      <text:p text:style-name="P1"><text:span text:style-name="T1">CONSTRAINT</text:span><text:span text:style-name="T3"> driver_address_id_pk </text:span><text:span text:style-name="T1">PRIMARY</text:span><text:span text:style-name="T3"> </text:span><text:span text:style-name="T1">KEY</text:span><text:span text:style-name="T3"> (driver_address_id),</text:span></text:p>
      <text:p text:style-name="P1"><text:span text:style-name="T1">CONSTRAINT</text:span><text:span text:style-name="T3"> driver_id_FK </text:span><text:span text:style-name="T1">FOREIGN</text:span><text:span text:style-name="T3"> </text:span><text:span text:style-name="T1">KEY</text:span><text:span text:style-name="T3"> (</text:span><text:span text:style-name="T5">"driver_id"</text:span><text:span text:style-name="T3">) </text:span><text:span text:style-name="T1">REFERENCES</text:span><text:span text:style-name="T3"> </text:span><text:span text:style-name="T5">"driver"</text:span><text:span text:style-name="T3">(</text:span><text:span text:style-name="T5">"driver_id"</text:span><text:span text:style-name="T3">)</text:span></text:p>
      <text:p text:style-name="P2"/>
      <text:p text:style-name="P1"><text:span text:style-name="T3">)</text:span><text:span text:style-name="T11">;</text:span></text:p>
      <text:p text:style-name="P2"/>
      <text:p text:style-name="P1"><text:span text:style-name="T1">INSERT</text:span><text:span text:style-name="T3"> </text:span><text:span text:style-name="T1">INTO</text:span><text:span text:style-name="T3"> public.driver_address (address, city, state, phno_number) </text:span></text:p>
      <text:p text:style-name="P1"><text:span text:style-name="T3"><text:s text:c="29"/></text:span><text:span text:style-name="T1">VALUES</text:span><text:span text:style-name="T3">(</text:span><text:span text:style-name="T13">'rose villa'</text:span><text:span text:style-name="T3">, </text:span><text:span text:style-name="T13">'thrissur'</text:span><text:span text:style-name="T3">, </text:span><text:span text:style-name="T13">'kerala'</text:span><text:span text:style-name="T3">, </text:span><text:span text:style-name="T13">'9547896541'</text:span><text:span text:style-name="T3">)</text:span><text:span text:style-name="T11">;</text:span></text:p>
      <text:p text:style-name="P1"><text:span text:style-name="T1">INSERT</text:span><text:span text:style-name="T3"> </text:span><text:span text:style-name="T1">INTO</text:span><text:span text:style-name="T3"> public.driver_address (address, city, state, phno_number)</text:span></text:p>
      <text:p text:style-name="P1"><text:span text:style-name="T3"><text:s text:c="29"/></text:span><text:span text:style-name="T1">VALUES</text:span><text:span text:style-name="T3">(</text:span><text:span text:style-name="T13">'parthana'</text:span><text:span text:style-name="T3">, </text:span><text:span text:style-name="T13">'kpochi'</text:span><text:span text:style-name="T3">, </text:span><text:span text:style-name="T13">'kerala'</text:span><text:span text:style-name="T3">, </text:span><text:span text:style-name="T13">'9856471236'</text:span><text:span text:style-name="T3">)</text:span><text:span text:style-name="T11">;</text:span></text:p>
      <text:p text:style-name="P1"><text:span text:style-name="T3"><text:s text:c="28"/></text:span></text:p>
      <text:p text:style-name="P1"><text:span text:style-name="T3"><text:s text:c="28"/></text:span></text:p>
      <text:p text:style-name="P1"><text:span text:style-name="T1">CREATE</text:span><text:span text:style-name="T3"> </text:span><text:span text:style-name="T1">TABLE</text:span><text:span text:style-name="T3"> public.traffic_v_c (</text:span></text:p>
      <text:p text:style-name="P1"><text:span text:style-name="T3">traffic_v_c_id serial </text:span><text:span text:style-name="T1">not</text:span><text:span text:style-name="T3"> </text:span><text:span text:style-name="T1">null</text:span><text:span text:style-name="T3">,</text:span></text:p>
      <text:p text:style-name="P1"><text:span text:style-name="T3">traffic_v_ques </text:span><text:span text:style-name="T7">varchar</text:span><text:span text:style-name="T3"> (</text:span><text:span text:style-name="T9">500</text:span><text:span text:style-name="T3">) </text:span><text:span text:style-name="T1">not</text:span><text:span text:style-name="T3"> </text:span><text:span text:style-name="T1">null</text:span><text:span text:style-name="T3">,</text:span></text:p>
      <text:p text:style-name="P1"><text:span text:style-name="T3">violation_code </text:span><text:span text:style-name="T7">varchar</text:span><text:span text:style-name="T3">(</text:span><text:span text:style-name="T9">10</text:span><text:span text:style-name="T3">) </text:span><text:span text:style-name="T1">not</text:span><text:span text:style-name="T3"> </text:span><text:span text:style-name="T1">null</text:span><text:span text:style-name="T3">,</text:span></text:p>
      <text:p text:style-name="P1"><text:span text:style-name="T3">violation_point </text:span><text:span text:style-name="T7">varchar</text:span><text:span text:style-name="T3">(</text:span><text:span text:style-name="T9">10</text:span><text:span text:style-name="T3">) </text:span><text:span text:style-name="T1">not</text:span><text:span text:style-name="T3"> </text:span><text:span text:style-name="T1">null</text:span><text:span text:style-name="T3">,</text:span></text:p>
      <text:p text:style-name="P1"><text:span text:style-name="T3">code_description </text:span><text:span text:style-name="T7">varchar</text:span><text:span text:style-name="T3">(</text:span><text:span text:style-name="T9">500</text:span><text:span text:style-name="T3">) </text:span><text:span text:style-name="T1">not</text:span><text:span text:style-name="T3"> </text:span><text:span text:style-name="T1">null</text:span><text:span text:style-name="T3">,</text:span></text:p>
      <text:p text:style-name="P1"><text:span text:style-name="T1">CONSTRAINT</text:span><text:span text:style-name="T3"> traffic_v_c_id_pk </text:span><text:span text:style-name="T1">PRIMARY</text:span><text:span text:style-name="T3"> </text:span><text:span text:style-name="T1">KEY</text:span><text:span text:style-name="T3"> (traffic_v_c_id),</text:span></text:p>
      <text:p text:style-name="P1"><text:span text:style-name="T1">CONSTRAINT</text:span><text:span text:style-name="T3"> ques_uk </text:span><text:span text:style-name="T1">UNIQUE</text:span><text:span text:style-name="T3"> (traffic_v_ques)</text:span></text:p>
      <text:p text:style-name="P1"><text:span text:style-name="T3">)</text:span><text:span text:style-name="T11">;</text:span></text:p>
      <text:p text:style-name="P2"/>
      <text:p text:style-name="P1"><text:span text:style-name="T1">INSERT</text:span><text:span text:style-name="T3"> </text:span><text:span text:style-name="T1">INTO</text:span><text:span text:style-name="T3"> public.traffic_v_c (traffic_v_ques, violation_code, violation_point, code_description) </text:span></text:p>
      <text:p text:style-name="P1"><text:span text:style-name="T3"><text:s text:c="25"/></text:span><text:span text:style-name="T1">VALUES</text:span><text:span text:style-name="T3">(</text:span><text:span text:style-name="T13">'ARE YOU DRUNK DURING ACCIDENT '</text:span><text:span text:style-name="T3">, </text:span><text:span text:style-name="T13">'ipc 307'</text:span><text:span text:style-name="T3">, </text:span><text:span text:style-name="T13">'-999'</text:span><text:span text:style-name="T3">, </text:span><text:span text:style-name="T13">'attempt to murder'</text:span><text:span text:style-name="T3">)</text:span><text:span text:style-name="T11">;</text:span></text:p>
      <text:p text:style-name="P1"><text:span text:style-name="T1">INSERT</text:span><text:span text:style-name="T3"> </text:span><text:span text:style-name="T1">INTO</text:span><text:span text:style-name="T3"> public.traffic_v_c (traffic_v_ques, violation_code, violation_point, code_description)</text:span></text:p>
      <text:p text:style-name="P1"><text:span text:style-name="T3"><text:s text:c="25"/></text:span><text:span text:style-name="T1">VALUES</text:span><text:span text:style-name="T3">(</text:span><text:span text:style-name="T13">'ARE YOU VIOLATE RED SIGNAL'</text:span><text:span text:style-name="T3">, </text:span><text:span text:style-name="T13">'IPC 101'</text:span><text:span text:style-name="T3">, </text:span><text:span text:style-name="T13">'-99'</text:span><text:span text:style-name="T3">, </text:span><text:span text:style-name="T13">'remark'</text:span><text:span text:style-name="T3">)</text:span><text:span text:style-name="T11">;</text:span></text:p>
      <text:p text:style-name="P1"><text:span text:style-name="T3"><text:s text:c="24"/></text:span></text:p>
      <text:p text:style-name="P2"/>
      <text:p text:style-name="P1"><text:span text:style-name="T1">CREATE</text:span><text:span text:style-name="T3"> </text:span><text:span text:style-name="T1">TABLE</text:span><text:span text:style-name="T3"> public.traffic_v_r (</text:span></text:p>
      <text:p text:style-name="P1"><text:span text:style-name="T3">traffic_v_r_id serial </text:span><text:span text:style-name="T1">not</text:span><text:span text:style-name="T3"> </text:span><text:span text:style-name="T1">null</text:span><text:span text:style-name="T3">,</text:span></text:p>
      <text:p text:style-name="P1"><text:span text:style-name="T3">traffic_v_c_id serial </text:span><text:span text:style-name="T1">not</text:span><text:span text:style-name="T3"> </text:span><text:span text:style-name="T1">null</text:span><text:span text:style-name="T3">,</text:span></text:p>
      <text:p text:style-name="P1"><text:span text:style-name="T3">driver_id serial </text:span><text:span text:style-name="T1">not</text:span><text:span text:style-name="T3"> </text:span><text:span text:style-name="T1">null</text:span><text:span text:style-name="T3">,</text:span></text:p>
      <text:p text:style-name="P1"><text:span text:style-name="T3">active </text:span><text:span text:style-name="T7">bool</text:span><text:span text:style-name="T3"> </text:span><text:span text:style-name="T1">not</text:span><text:span text:style-name="T3"> </text:span><text:span text:style-name="T1">null</text:span><text:span text:style-name="T3">,</text:span></text:p>
      <text:p text:style-name="P1"><text:span text:style-name="T1">CONSTRAINT</text:span><text:span text:style-name="T3"> traffic_v_r_id_pk </text:span><text:span text:style-name="T1">PRIMARY</text:span><text:span text:style-name="T3"> </text:span><text:span text:style-name="T1">KEY</text:span><text:span text:style-name="T3"> (traffic_v_r_id),</text:span></text:p>
      <text:p text:style-name="P1"><text:span text:style-name="T1">CONSTRAINT</text:span><text:span text:style-name="T3"> driver_id_FK </text:span><text:span text:style-name="T1">FOREIGN</text:span><text:span text:style-name="T3"> </text:span><text:span text:style-name="T1">KEY</text:span><text:span text:style-name="T3"> (</text:span><text:span text:style-name="T5">"driver_id"</text:span><text:span text:style-name="T3">) </text:span><text:span text:style-name="T1">REFERENCES</text:span><text:span text:style-name="T3"> </text:span><text:span text:style-name="T5">"driver"</text:span><text:span text:style-name="T3">(</text:span><text:span text:style-name="T5">"driver_id"</text:span><text:span text:style-name="T3">),</text:span></text:p>
      <text:p text:style-name="P1"><text:span text:style-name="T1">CONSTRAINT</text:span><text:span text:style-name="T3"> traffic_v_c_id_FK </text:span><text:span text:style-name="T1">FOREIGN</text:span><text:span text:style-name="T3"> </text:span><text:span text:style-name="T1">KEY</text:span><text:span text:style-name="T3"> (</text:span><text:span text:style-name="T5">"traffic_v_c_id"</text:span><text:span text:style-name="T3">) </text:span><text:span text:style-name="T1">REFERENCES</text:span><text:span text:style-name="T3"> </text:span><text:span text:style-name="T5">"traffic_v_c"</text:span><text:span text:style-name="T3">(</text:span><text:span text:style-name="T5">"traffic_v_c_id"</text:span><text:span text:style-name="T3">)</text:span></text:p>
      <text:p text:style-name="P1"><text:span text:style-name="T3">)</text:span><text:span text:style-name="T11">;</text:span></text:p>
      <text:p text:style-name="P2"/>
      <text:p text:style-name="P1"><text:span text:style-name="T1">INSERT</text:span><text:span text:style-name="T3"> </text:span><text:span text:style-name="T1">INTO</text:span><text:span text:style-name="T3"> public.traffic_v_r (active) </text:span><text:span text:style-name="T1">VALUES</text:span><text:span text:style-name="T3">(</text:span><text:span text:style-name="T1">false</text:span><text:span text:style-name="T3">)</text:span><text:span text:style-name="T11">;</text:span></text:p>
      <text:p text:style-name="P1"><text:span text:style-name="T1">INSERT</text:span><text:span text:style-name="T3"> </text:span><text:span text:style-name="T1">INTO</text:span><text:span text:style-name="T3"> public.traffic_v_r (active) </text:span><text:span text:style-name="T1">VALUES</text:span><text:span text:style-name="T3">(</text:span><text:span text:style-name="T1">true</text:span><text:span text:style-name="T3">)</text:span><text:span text:style-name="T11">;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<text:span text:style-name="T1">CREATE</text:span><text:span text:style-name="T3"> </text:span><text:span text:style-name="T1">TABLE</text:span><text:span text:style-name="T3"> public.vehicle (</text:span></text:p>
      <text:p text:style-name="P1"><text:span text:style-name="T3">vehicle_id serial </text:span><text:span text:style-name="T1">not</text:span><text:span text:style-name="T3"> </text:span><text:span text:style-name="T1">null</text:span><text:span text:style-name="T3">,</text:span></text:p>
      <text:p text:style-name="P1"><text:span text:style-name="T3">policy_id serial </text:span><text:span text:style-name="T1">not</text:span><text:span text:style-name="T3"> </text:span><text:span text:style-name="T1">null</text:span><text:span text:style-name="T3">,</text:span></text:p>
      <text:p text:style-name="P1"><text:span text:style-name="T3">vehicle_year </text:span><text:span text:style-name="T7">varchar</text:span><text:span text:style-name="T3">(</text:span><text:span text:style-name="T9">10</text:span><text:span text:style-name="T3">) </text:span><text:span text:style-name="T1">not</text:span><text:span text:style-name="T3"> </text:span><text:span text:style-name="T1">null</text:span><text:span text:style-name="T3">,</text:span></text:p>
      <text:p text:style-name="P1"><text:span text:style-name="T3">vehicle_make </text:span><text:span text:style-name="T7">varchar</text:span><text:span text:style-name="T3">(</text:span><text:span text:style-name="T9">10</text:span><text:span text:style-name="T3">) </text:span><text:span text:style-name="T1">not</text:span><text:span text:style-name="T3"> </text:span><text:span text:style-name="T1">null</text:span><text:span text:style-name="T3">,</text:span></text:p>
      <text:p text:style-name="P1"><text:span text:style-name="T3">vehicle_model </text:span><text:span text:style-name="T7">varchar</text:span><text:span text:style-name="T3">(</text:span><text:span text:style-name="T9">10</text:span><text:span text:style-name="T3">) </text:span><text:span text:style-name="T1">not</text:span><text:span text:style-name="T3"> </text:span><text:span text:style-name="T1">null</text:span><text:span text:style-name="T3">,</text:span></text:p>
      <text:p text:style-name="P1"><text:span text:style-name="T3">vehicle_color </text:span><text:span text:style-name="T7">varchar</text:span><text:span text:style-name="T3">(</text:span><text:span text:style-name="T9">10</text:span><text:span text:style-name="T3">) </text:span><text:span text:style-name="T1">not</text:span><text:span text:style-name="T3"> </text:span><text:span text:style-name="T1">null</text:span><text:span text:style-name="T3">,</text:span></text:p>
      <text:p text:style-name="P1"><text:span text:style-name="T3">vehicle_numberplate </text:span><text:span text:style-name="T7">varchar</text:span><text:span text:style-name="T3">(</text:span><text:span text:style-name="T9">15</text:span><text:span text:style-name="T3">) </text:span><text:span text:style-name="T1">not</text:span><text:span text:style-name="T3"> </text:span><text:span text:style-name="T1">null</text:span><text:span text:style-name="T3">,</text:span></text:p>
      <text:p text:style-name="P1"><text:span text:style-name="T3">created_date </text:span><text:span text:style-name="T7">timestamp</text:span><text:span text:style-name="T3"> </text:span><text:span text:style-name="T1">not</text:span><text:span text:style-name="T3"> </text:span><text:span text:style-name="T1">null</text:span><text:span text:style-name="T3">,</text:span></text:p>
      <text:p text:style-name="P1"><text:span text:style-name="T1">CONSTRAINT</text:span><text:span text:style-name="T3"> vehicle_id_pk </text:span><text:span text:style-name="T1">PRIMARY</text:span><text:span text:style-name="T3"> </text:span><text:span text:style-name="T1">KEY</text:span><text:span text:style-name="T3"> (vehicle_id),</text:span></text:p>
      <text:p text:style-name="P1"><text:span text:style-name="T1">CONSTRAINT</text:span><text:span text:style-name="T3"> policy_id_FK </text:span><text:span text:style-name="T1">FOREIGN</text:span><text:span text:style-name="T3"> </text:span><text:span text:style-name="T1">KEY</text:span><text:span text:style-name="T3"> (</text:span><text:span text:style-name="T5">"policy_id"</text:span><text:span text:style-name="T3">) </text:span><text:span text:style-name="T1">REFERENCES</text:span><text:span text:style-name="T3"> </text:span><text:span text:style-name="T5">"policy"</text:span><text:span text:style-name="T3">(</text:span><text:span text:style-name="T5">"policy_id"</text:span><text:span text:style-name="T3">),</text:span></text:p>
      <text:p text:style-name="P1"><text:span text:style-name="T1">CONSTRAINT</text:span><text:span text:style-name="T3"> numberplate_uk </text:span><text:span text:style-name="T1">UNIQUE</text:span><text:span text:style-name="T3"> (vehicle_numberplate)</text:span></text:p>
      <text:p text:style-name="P2"/>
      <text:p text:style-name="P1"><text:span text:style-name="T3">)</text:span><text:span text:style-name="T11">;</text:span></text:p>
      <text:p text:style-name="P2"/>
      <text:p text:style-name="P1"><text:span text:style-name="T1">INSERT</text:span><text:span text:style-name="T3"> </text:span><text:span text:style-name="T1">INTO</text:span><text:span text:style-name="T3"> public.vehicle (vehicle_year, vehicle_make, vehicle_model, vehicle_color, vehicle_numberplate, created_date) </text:span></text:p>
      <text:p text:style-name="P1"><text:span text:style-name="T3"><text:s text:c="18"/></text:span><text:span text:style-name="T1">VALUES</text:span><text:span text:style-name="T3">(</text:span><text:span text:style-name="T13">'2020'</text:span><text:span text:style-name="T3">, </text:span><text:span text:style-name="T13">'bmw'</text:span><text:span text:style-name="T3">, </text:span><text:span text:style-name="T13">'x7'</text:span><text:span text:style-name="T3">, </text:span><text:span text:style-name="T13">'red'</text:span><text:span text:style-name="T3">, </text:span><text:span text:style-name="T13">'kl-08-bm-0001'</text:span><text:span text:style-name="T3">, </text:span><text:span text:style-name="T13">'10/01/2020'</text:span><text:span text:style-name="T3">)</text:span><text:span text:style-name="T11">;</text:span></text:p>
      <text:p text:style-name="P1"><text:span text:style-name="T1">INSERT</text:span><text:span text:style-name="T3"> </text:span><text:span text:style-name="T1">INTO</text:span><text:span text:style-name="T3"> public.vehicle (vehicle_year, vehicle_make, vehicle_model, vehicle_color, vehicle_numberplate, created_date) </text:span></text:p>
      <text:p text:style-name="P1"><text:span text:style-name="T3"><text:s text:c="17"/></text:span><text:span text:style-name="T1">VALUES</text:span><text:span text:style-name="T3">(</text:span><text:span text:style-name="T13">'2021'</text:span><text:span text:style-name="T3">, </text:span><text:span text:style-name="T13">'benz'</text:span><text:span text:style-name="T3">, </text:span><text:span text:style-name="T13">'limoz'</text:span><text:span text:style-name="T3">, </text:span><text:span text:style-name="T13">'black'</text:span><text:span text:style-name="T3">, </text:span><text:span text:style-name="T13">'tn-07-by-0002'</text:span><text:span text:style-name="T3">, </text:span><text:span text:style-name="T13">'10/02/2021'</text:span><text:span text:style-name="T3">)</text:span><text:span text:style-name="T11">;</text:span></text:p>
      <text:p text:style-name="P1"><text:span text:style-name="T3"><text:s text:c="16"/></text:span></text:p>
      <text:p text:style-name="P2"/>
      <text:p text:style-name="P1"><text:span text:style-name="T1">CREATE</text:span><text:span text:style-name="T3"> </text:span><text:span text:style-name="T1">TABLE</text:span><text:span text:style-name="T3"> public.vehicle_driver (</text:span></text:p>
      <text:p text:style-name="P1"><text:span text:style-name="T3">vehicle_driver_id serial </text:span><text:span text:style-name="T1">not</text:span><text:span text:style-name="T3"> </text:span><text:span text:style-name="T1">null</text:span><text:span text:style-name="T3">,</text:span></text:p>
      <text:p text:style-name="P1"><text:span text:style-name="T3">vehicle_id serial </text:span><text:span text:style-name="T1">not</text:span><text:span text:style-name="T3"> </text:span><text:span text:style-name="T1">null</text:span><text:span text:style-name="T3">,</text:span></text:p>
      <text:p text:style-name="P1"><text:span text:style-name="T3">driver_id serial </text:span><text:span text:style-name="T1">not</text:span><text:span text:style-name="T3"> </text:span><text:span text:style-name="T1">null</text:span><text:span text:style-name="T3">,</text:span></text:p>
      <text:p text:style-name="P1"><text:span text:style-name="T3">drive_for_business </text:span><text:span text:style-name="T7">bit</text:span><text:span text:style-name="T3"> </text:span><text:span text:style-name="T1">not</text:span><text:span text:style-name="T3"> </text:span><text:span text:style-name="T1">null</text:span><text:span text:style-name="T3">,</text:span></text:p>
      <text:p text:style-name="P1"><text:span text:style-name="T3">active </text:span><text:span text:style-name="T7">bool</text:span><text:span text:style-name="T3"> </text:span><text:span text:style-name="T1">not</text:span><text:span text:style-name="T3"> </text:span><text:span text:style-name="T1">null</text:span><text:span text:style-name="T3">,</text:span></text:p>
      <text:p text:style-name="P1"><text:span text:style-name="T1">CONSTRAINT</text:span><text:span text:style-name="T3"> vehicle_driver_id_pk </text:span><text:span text:style-name="T1">PRIMARY</text:span><text:span text:style-name="T3"> </text:span><text:span text:style-name="T1">KEY</text:span><text:span text:style-name="T3"> (vehicle_driver_id),</text:span></text:p>
      <text:p text:style-name="P1"><text:span text:style-name="T1">CONSTRAINT</text:span><text:span text:style-name="T3"> vehicle_id_FK </text:span><text:span text:style-name="T1">FOREIGN</text:span><text:span text:style-name="T3"> </text:span><text:span text:style-name="T1">KEY</text:span><text:span text:style-name="T3"> (</text:span><text:span text:style-name="T5">"vehicle_id"</text:span><text:span text:style-name="T3">) </text:span><text:span text:style-name="T1">REFERENCES</text:span><text:span text:style-name="T3"> </text:span><text:span text:style-name="T5">"vehicle"</text:span><text:span text:style-name="T3">(</text:span><text:span text:style-name="T5">"vehicle_id"</text:span><text:span text:style-name="T3">)</text:span></text:p>
      <text:p text:style-name="P2"/>
      <text:p text:style-name="P1"><text:span text:style-name="T3">)</text:span><text:span text:style-name="T11">;</text:span></text:p>
      <text:p text:style-name="P1"><text:span text:style-name="T1">alter</text:span><text:span text:style-name="T3"> </text:span><text:span text:style-name="T1">table</text:span><text:span text:style-name="T3"> vehicle_driver </text:span><text:span text:style-name="T1">add</text:span><text:span text:style-name="T3"> </text:span><text:span text:style-name="T1">column</text:span><text:span text:style-name="T3"> active </text:span><text:span text:style-name="T7">bool</text:span><text:span text:style-name="T3"> </text:span><text:span text:style-name="T1">not</text:span><text:span text:style-name="T3"> </text:span><text:span text:style-name="T1">null</text:span><text:span text:style-name="T11">;</text:span></text:p>
      <text:p text:style-name="P1"><text:span text:style-name="T1">alter</text:span><text:span text:style-name="T3"> </text:span><text:span text:style-name="T1">table</text:span><text:span text:style-name="T3"> vehicle_driver </text:span><text:span text:style-name="T1">drop</text:span><text:span text:style-name="T3"> </text:span><text:span text:style-name="T1">column</text:span><text:span text:style-name="T3"> drive_for_business</text:span><text:span text:style-name="T11">;</text:span></text:p>
      <text:p text:style-name="P1"><text:span text:style-name="T1">alter</text:span><text:span text:style-name="T3"> </text:span><text:span text:style-name="T1">table</text:span><text:span text:style-name="T3"> vehicle_driver </text:span><text:span text:style-name="T1">add</text:span><text:span text:style-name="T3"> </text:span><text:span text:style-name="T1">column</text:span><text:span text:style-name="T3"> drive_for_business </text:span><text:span text:style-name="T7">varchar</text:span><text:span text:style-name="T3">(</text:span><text:span text:style-name="T9">50</text:span><text:span text:style-name="T3">) </text:span><text:span text:style-name="T1">not</text:span><text:span text:style-name="T3"> </text:span><text:span text:style-name="T1">null</text:span><text:span text:style-name="T11">;</text:span></text:p>
      <text:p text:style-name="P1"><text:span text:style-name="T1">INSERT</text:span><text:span text:style-name="T3"> </text:span><text:span text:style-name="T1">INTO</text:span><text:span text:style-name="T3"> public.vehicle_driver (active, drive_for_business) </text:span><text:span text:style-name="T1">VALUES</text:span><text:span text:style-name="T3">(</text:span><text:span text:style-name="T1">false</text:span><text:span text:style-name="T3">, </text:span><text:span text:style-name="T13">'yes'</text:span><text:span text:style-name="T3">)</text:span><text:span text:style-name="T11">;</text:span></text:p>
      <text:p text:style-name="P1"><text:span text:style-name="T1">INSERT</text:span><text:span text:style-name="T3"> </text:span><text:span text:style-name="T1">INTO</text:span><text:span text:style-name="T3"> public.vehicle_driver (active, drive_for_business) </text:span><text:span text:style-name="T1">VALUES</text:span><text:span text:style-name="T3">(</text:span><text:span text:style-name="T1">false</text:span><text:span text:style-name="T3">, </text:span><text:span text:style-name="T13">'no'</text:span><text:span text:style-name="T3">)</text:span><text:span text:style-name="T11">;</text:span></text:p>
      <text:p text:style-name="P1"><text:span text:style-name="T1">alter</text:span><text:span text:style-name="T3"> </text:span><text:span text:style-name="T1">table</text:span><text:span text:style-name="T3"> vehicle_driver </text:span><text:span text:style-name="T1">drop</text:span><text:span text:style-name="T3"> </text:span><text:span text:style-name="T1">column</text:span><text:span text:style-name="T3"> active</text:span><text:span text:style-name="T11">;</text:span></text:p>
      <text:p text:style-name="P2"/>
      <text:p text:style-name="P1"><text:span text:style-name="T1">CREATE</text:span><text:span text:style-name="T3"> </text:span><text:span text:style-name="T1">TABLE</text:span><text:span text:style-name="T3"> public.coverage (</text:span></text:p>
      <text:p text:style-name="P1"><text:span text:style-name="T3">coverage_id serial </text:span><text:span text:style-name="T1">not</text:span><text:span text:style-name="T3"> </text:span><text:span text:style-name="T1">null</text:span><text:span text:style-name="T3">,</text:span></text:p>
      <text:p text:style-name="P1"><text:span text:style-name="T3">coverage_name </text:span><text:span text:style-name="T7">varchar</text:span><text:span text:style-name="T3">(</text:span><text:span text:style-name="T9">50</text:span><text:span text:style-name="T3">) </text:span><text:span text:style-name="T1">not</text:span><text:span text:style-name="T3"> </text:span><text:span text:style-name="T1">null</text:span><text:span text:style-name="T3">,</text:span></text:p>
      <text:p text:style-name="P1"><text:span text:style-name="T3">coverage_group </text:span><text:span text:style-name="T7">varchar</text:span><text:span text:style-name="T3">(</text:span><text:span text:style-name="T9">50</text:span><text:span text:style-name="T3">) </text:span><text:span text:style-name="T1">not</text:span><text:span text:style-name="T3"> </text:span><text:span text:style-name="T1">null</text:span><text:span text:style-name="T3">,</text:span></text:p>
      <text:p text:style-name="P1"><text:span text:style-name="T3">is_it_policy_coverage </text:span><text:span text:style-name="T7">varchar</text:span><text:span text:style-name="T3">(</text:span><text:span text:style-name="T9">50</text:span><text:span text:style-name="T3">) </text:span><text:span text:style-name="T1">not</text:span><text:span text:style-name="T3"> </text:span><text:span text:style-name="T1">null</text:span><text:span text:style-name="T3">,</text:span></text:p>
      <text:p text:style-name="P1"><text:span text:style-name="T3">is_it_vehicle_coverage </text:span><text:span text:style-name="T7">varchar</text:span><text:span text:style-name="T3">(</text:span><text:span text:style-name="T9">50</text:span><text:span text:style-name="T3">) </text:span><text:span text:style-name="T1">not</text:span><text:span text:style-name="T3"> </text:span><text:span text:style-name="T1">null</text:span><text:span text:style-name="T3">,</text:span></text:p>
      <text:p text:style-name="P1"><text:span text:style-name="T1">CONSTRAINT</text:span><text:span text:style-name="T3"> coverage_id_pk </text:span><text:span text:style-name="T1">PRIMARY</text:span><text:span text:style-name="T3"> </text:span><text:span text:style-name="T1">KEY</text:span><text:span text:style-name="T3"> (coverage_id)</text:span></text:p>
      <text:p text:style-name="P2"/>
      <text:p text:style-name="P1"><text:span text:style-name="T3">)</text:span><text:span text:style-name="T11">;</text:span></text:p>
      <text:p text:style-name="P1"><text:span text:style-name="T1">INSERT</text:span><text:span text:style-name="T3"> </text:span><text:span text:style-name="T1">INTO</text:span><text:span text:style-name="T3"> public.coverage (coverage_name, coverage_group, is_it_policy_coverage, is_it_vehicle_coverage) </text:span></text:p>
      <text:p text:style-name="P1"><text:span text:style-name="T3"><text:s text:c="24"/></text:span><text:span text:style-name="T1">VALUES</text:span><text:span text:style-name="T3">(</text:span><text:span text:style-name="T13">'20k leverage'</text:span><text:span text:style-name="T3">, </text:span><text:span text:style-name="T13">'MED'</text:span><text:span text:style-name="T3">, </text:span><text:span text:style-name="T13">'yes'</text:span><text:span text:style-name="T3">, </text:span><text:span text:style-name="T13">'no'</text:span><text:span text:style-name="T3">)</text:span><text:span text:style-name="T11">;</text:span></text:p>
      <text:p text:style-name="P1"><text:span text:style-name="T1">INSERT</text:span><text:span text:style-name="T3"> </text:span><text:span text:style-name="T1">INTO</text:span><text:span text:style-name="T3"> public.coverage (coverage_name, coverage_group, is_it_policy_coverage, is_it_vehicle_coverage) </text:span></text:p>
      <text:p text:style-name="P1"><text:span text:style-name="T3"><text:s text:c="24"/></text:span><text:span text:style-name="T1">VALUES</text:span><text:span text:style-name="T3">(</text:span><text:span text:style-name="T13">'30k leverage'</text:span><text:span text:style-name="T3">, </text:span><text:span text:style-name="T13">'ERS'</text:span><text:span text:style-name="T3">, </text:span><text:span text:style-name="T13">'no'</text:span><text:span text:style-name="T3">, </text:span><text:span text:style-name="T13">'yes'</text:span><text:span text:style-name="T3">)</text:span><text:span text:style-name="T11">;</text:span></text:p>
      <text:p text:style-name="P1"><text:span text:style-name="T3"><text:s text:c="23"/></text:span></text:p>
      <text:p text:style-name="P1"><text:soft-page-break/><text:span text:style-name="T3"><text:s text:c="23"/></text:span></text:p>
      <text:p text:style-name="P2"/>
      <text:p text:style-name="P1"><text:span text:style-name="T1">CREATE</text:span><text:span text:style-name="T3"> </text:span><text:span text:style-name="T1">TABLE</text:span><text:span text:style-name="T3"> public.policy_coverage (</text:span></text:p>
      <text:p text:style-name="P1"><text:span text:style-name="T3">policy_coverage_id serial </text:span><text:span text:style-name="T1">not</text:span><text:span text:style-name="T3"> </text:span><text:span text:style-name="T1">null</text:span><text:span text:style-name="T3">,</text:span></text:p>
      <text:p text:style-name="P1"><text:span text:style-name="T3">policy_id serial </text:span><text:span text:style-name="T1">not</text:span><text:span text:style-name="T3"> </text:span><text:span text:style-name="T1">null</text:span><text:span text:style-name="T3">,</text:span></text:p>
      <text:p text:style-name="P1"><text:span text:style-name="T3">coverage_id serial </text:span><text:span text:style-name="T1">not</text:span><text:span text:style-name="T3"> </text:span><text:span text:style-name="T1">null</text:span><text:span text:style-name="T3">,</text:span></text:p>
      <text:p text:style-name="P1"><text:span text:style-name="T3">active </text:span><text:span text:style-name="T7">bool</text:span><text:span text:style-name="T3"> </text:span><text:span text:style-name="T1">not</text:span><text:span text:style-name="T3"> </text:span><text:span text:style-name="T1">null</text:span><text:span text:style-name="T3">,</text:span></text:p>
      <text:p text:style-name="P1"><text:span text:style-name="T1">CONSTRAINT</text:span><text:span text:style-name="T3"> policy_coverage_id_pk </text:span><text:span text:style-name="T1">PRIMARY</text:span><text:span text:style-name="T3"> </text:span><text:span text:style-name="T1">KEY</text:span><text:span text:style-name="T3"> (policy_coverage_id),</text:span></text:p>
      <text:p text:style-name="P1"><text:span text:style-name="T1">CONSTRAINT</text:span><text:span text:style-name="T3"> policy_id_FK </text:span><text:span text:style-name="T1">FOREIGN</text:span><text:span text:style-name="T3"> </text:span><text:span text:style-name="T1">KEY</text:span><text:span text:style-name="T3"> (</text:span><text:span text:style-name="T5">"policy_id"</text:span><text:span text:style-name="T3">) </text:span><text:span text:style-name="T1">REFERENCES</text:span><text:span text:style-name="T3"> </text:span><text:span text:style-name="T5">"policy"</text:span><text:span text:style-name="T3">(</text:span><text:span text:style-name="T5">"policy_id"</text:span><text:span text:style-name="T3">),</text:span></text:p>
      <text:p text:style-name="P1"><text:span text:style-name="T1">CONSTRAINT</text:span><text:span text:style-name="T3"> coverage_id_FK </text:span><text:span text:style-name="T1">FOREIGN</text:span><text:span text:style-name="T3"> </text:span><text:span text:style-name="T1">KEY</text:span><text:span text:style-name="T3"> (</text:span><text:span text:style-name="T5">"coverage_id"</text:span><text:span text:style-name="T3">) </text:span><text:span text:style-name="T1">REFERENCES</text:span><text:span text:style-name="T3"> </text:span><text:span text:style-name="T5">"coverage"</text:span><text:span text:style-name="T3">(</text:span><text:span text:style-name="T5">"coverage_id"</text:span><text:span text:style-name="T3">)</text:span></text:p>
      <text:p text:style-name="P2"/>
      <text:p text:style-name="P1"><text:span text:style-name="T3">)</text:span><text:span text:style-name="T11">;</text:span></text:p>
      <text:p text:style-name="P2"/>
      <text:p text:style-name="P1"><text:span text:style-name="T1">INSERT</text:span><text:span text:style-name="T3"> </text:span><text:span text:style-name="T1">INTO</text:span><text:span text:style-name="T3"> public.policy_coverage (active) </text:span><text:span text:style-name="T1">VALUES</text:span><text:span text:style-name="T3">(</text:span><text:span text:style-name="T1">false</text:span><text:span text:style-name="T3">)</text:span><text:span text:style-name="T11">;</text:span></text:p>
      <text:p text:style-name="P1"><text:span text:style-name="T1">INSERT</text:span><text:span text:style-name="T3"> </text:span><text:span text:style-name="T1">INTO</text:span><text:span text:style-name="T3"> public.policy_coverage (active) </text:span><text:span text:style-name="T1">VALUES</text:span><text:span text:style-name="T3">(</text:span><text:span text:style-name="T1">true</text:span><text:span text:style-name="T3">)</text:span><text:span text:style-name="T11">;</text:span></text:p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23:58:41.665543255</meta:creation-date>
    <dc:date>2021-03-03T14:57:39.426069520</dc:date>
    <meta:editing-duration>PT2M1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5" meta:paragraph-count="189" meta:word-count="845" meta:character-count="8976" meta:non-whitespace-character-count="7571"/>
  </office:meta>
</office:document-meta>
</file>